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Labelsync.setAdd( boolean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setDelete( boolean de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isSimul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setSimulationmode( boolean simul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is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Labelsync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4Labelsync.is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